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rav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y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dharth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vy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jun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er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han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neh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ity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rey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y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sh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any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shal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Tanvi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hit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oj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an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h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ish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ritik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eer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vy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iket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jesh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y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anav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ishwary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kram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sha</text:p>
          </table:table-cell>
          <table:table-cell office:value-type="float" office:value="15.5" calcext:value-type="float">
            <text:p>1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1:07:01.965906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1:07:03.418806293</meta:creation-date>
    <meta:editing-duration>PT22S</meta:editing-duration>
    <meta:editing-cycles>2</meta:editing-cycles>
    <meta:generator>LibreOffice/24.2.7.2$Linux_X86_64 LibreOffice_project/420$Build-2</meta:generator>
    <dc:date>2025-10-22T11:07:24.511214962</dc:date>
    <meta:document-statistic meta:table-count="1" meta:cell-count="90" meta:object-count="0"/>
  </office:meta>
</office:document-meta>
</file>